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5.88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5.61cm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5.85cm"/>
    </style:style>
    <style:style style:name="gr6" style:family="graphic" style:parent-style-name="standard">
      <style:graphic-properties draw:textarea-horizontal-align="justify" draw:textarea-vertical-align="middle" draw:auto-grow-height="false" fo:min-height="3.51cm" fo:min-width="5.85cm"/>
    </style:style>
    <style:style style:name="gr7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5.08cm" svg:x="1cm" svg:y="2.27cm">
          <text:p text:style-name="P1"><text:span text:style-name="T1">my.h</text:span></text:p>
          <text:p text:style-name="P1"/>
          <text:p text:style-name="P2">#ifndef MY_H</text:p>
          <text:p text:style-name="P1"><text:tab/>#define MY_H 1</text:p>
          <text:p text:style-name="P2"><text:tab/>typedef int NUM;</text:p>
          <text:p text:style-name="P2">#endif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38cm" svg:height="5.08cm" svg:x="11.16cm" svg:y="2.27cm">
          <text:p text:style-name="P1">Own preprocessor</text:p>
          <text:p text:style-name="P1">(String replacements,</text:p>
          <text:p text:style-name="P1">macro expansion,</text:p>
          <text:p text:style-name="P1">include file collection,</text:p>
          <text:p text:style-name="P1">build up preprocessing</text:p>
          <text:p text:style-name="P1">data structures and</text:p>
          <text:p text:style-name="P1">intermediates)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35cm" svg:y1="4.81cm" svg:x2="11.16cm" svg:y2="4.81cm" draw:start-shape="id1" draw:start-glue-point="1" draw:end-shape="id2" svg:d="M7350 4810h3810" svg:viewBox="0 0 3811 1">
          <text:p/>
        </draw:connector>
        <draw:custom-shape draw:style-name="gr4" draw:text-style-name="P1" xml:id="id3" draw:id="id3" draw:layer="layout" svg:width="6.11cm" svg:height="5.08cm" svg:x="22.59cm" svg:y="2.27cm">
          <text:p text:style-name="P1"><text:span text:style-name="T1">my.h.i.0</text:span></text:p>
          <text:p text:style-name="P1"/>
          <text:p text:style-name="P1"/>
          <text:p text:style-name="P2">typedef int NUM;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54cm" svg:y1="4.81cm" svg:x2="22.59cm" svg:y2="4.81cm" draw:start-shape="id2" draw:start-glue-point="1" draw:end-shape="id3" svg:d="M17540 4810h5050" svg:viewBox="0 0 5051 1">
          <text:p/>
        </draw:connector>
        <draw:custom-shape draw:style-name="gr5" draw:text-style-name="P1" xml:id="id5" draw:id="id5" draw:layer="layout" svg:width="6.35cm" svg:height="3.81cm" svg:x="11.16cm" svg:y="9.89cm">
          <text:p text:style-name="P2">defines:</text:p>
          <text:p text:style-name="P2"><text:tab/>MY_H<text:tab/>…<text:tab/>1</text:p>
          <text:p text:style-name="P2">intermediates:</text:p>
          <text:p text:style-name="P2"><text:tab/>my.h.i.0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6.35cm" svg:height="3.76cm" svg:x="11.16cm" svg:y="16.24cm">
          <text:p text:style-name="P1">C lexer and parser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6.35cm" svg:height="3.76cm" svg:x="1cm" svg:y="16.24cm">
          <text:p text:style-name="P1"><text:span text:style-name="T1">my.c</text:span></text:p>
          <text:p text:style-name="P1"/>
          <text:p text:style-name="P2">#include my.h</text:p>
          <text:p text:style-name="P2">NUM a;</text:p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175cm" svg:y1="16.24cm" svg:x2="4.175cm" svg:y2="7.35cm" draw:start-shape="id4" draw:start-glue-point="0" draw:end-shape="id1" svg:d="M4175 16240v-8890" svg:viewBox="0 0 1 8891">
          <text:p/>
        </draw:connector>
        <draw:connector draw:style-name="gr3" draw:text-style-name="P3" draw:layer="layout" svg:x1="14.35cm" svg:y1="7.35cm" svg:x2="14.335cm" svg:y2="9.89cm" draw:start-shape="id2" draw:end-shape="id5" svg:d="M14350 7350v1270h-15v1270" svg:viewBox="0 0 16 2541">
          <text:p/>
        </draw:connector>
        <draw:connector draw:style-name="gr3" draw:text-style-name="P3" draw:layer="layout" svg:x1="14.335cm" svg:y1="13.7cm" svg:x2="14.335cm" svg:y2="16.24cm" draw:start-shape="id5" draw:end-shape="id6" svg:d="M14335 13700v2540" svg:viewBox="0 0 1 2541">
          <text:p/>
        </draw:connector>
        <draw:connector draw:style-name="gr3" draw:text-style-name="P3" draw:layer="layout" svg:x1="25.645cm" svg:y1="7.35cm" svg:x2="17.51cm" svg:y2="18.12cm" draw:start-shape="id3" draw:start-glue-point="2" draw:end-shape="id6" draw:end-glue-point="1" svg:d="M25645 7350v10770h-8135" svg:viewBox="0 0 8136 10771">
          <text:p/>
        </draw:connector>
        <draw:connector draw:style-name="gr3" draw:text-style-name="P3" draw:layer="layout" svg:x1="7.35cm" svg:y1="18.12cm" svg:x2="11.16cm" svg:y2="18.12cm" draw:start-shape="id4" draw:end-shape="id6" draw:end-glue-point="3" svg:d="M7350 18120h3810" svg:viewBox="0 0 381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5:01:24.109406435</meta:creation-date>
    <dc:date>2015-11-04T15:09:38.163309746</dc:date>
    <meta:editing-duration>PT8M9S</meta:editing-duration>
    <meta:editing-cycles>10</meta:editing-cycles>
    <meta:generator>LibreOffice/4.4.5.2$Linux_X86_64 LibreOffice_project/40m0$Build-2</meta:generator>
    <meta:document-statistic meta:object-count="13"/>
  </office:meta>
</office:document-meta>
</file>